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DBver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lcsesseg</text:p>
          </table:table-cell>
          <table:table-cell office:value-type="string" calcext:value-type="string">
            <text:p>forras_id</text:p>
          </table:table-cell>
          <table:table-cell/>
          <table:table-cell office:value-type="string" calcext:value-type="string">
            <text:p>INSERT INTO bolcsessegek (bolcsesseg, forras_id) values(</text:p>
          </table:table-cell>
        </table:table-row>
        <table:table-row table:style-name="ro2">
          <table:table-cell office:value-type="string" calcext:value-type="string">
            <text:p>Az érzékek ragaszkodását és ellenszenvét az érzéktárgyak iránt bizonyos elvekkel kell szabályozni. Az embernek nem szabad e vonzódás és irtózás irányítása alá kerülnie, mert ezek csak akadályt jelentenek az önmegvalósítás útjá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2];&quot;&quot;&quot;&quot;;&quot;,&quot;; [.B2];&quot;);&quot;)" office:value-type="string" office:string-value="INSERT INTO bolcsessegek (bolcsesseg, forras_id) values(&quot;Az érzékek ragaszkodását és ellenszenvét az érzéktárgyak iránt bizonyos elvekkel kell szabályozni. Az embernek nem szabad e vonzódás és irtózás irányítása alá kerülnie, mert ezek csak akadályt jelentenek az önmegvalósítás útján.&quot;,1);" calcext:value-type="string">
            <text:p>INSERT INTO bolcsessegek (bolcsesseg, forras_id) values("Az érzékek ragaszkodását és ellenszenvét az érzéktárgyak iránt bizonyos elvekkel kell szabályozni. Az embernek nem szabad e vonzódás és irtózás irányítása alá kerülnie, mert ezek csak akadályt jelentenek az önmegvalósítás útján.",1);</text:p>
          </table:table-cell>
        </table:table-row>
        <table:table-row table:style-name="ro2">
          <table:table-cell office:value-type="string" calcext:value-type="string">
            <text:p>A békét nem az éri el, aki igyekszik vágyait beteljesíteni, hanem egyedül az, akit nem zavar a kívánságok szakadatlan özöne, melyek úgy ömlenek bele, mint folyók az állandóan töltődő, ám mindig mozdulatlan óceánba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3];&quot;&quot;&quot;&quot;;&quot;,&quot;; [.B3];&quot;);&quot;)" office:value-type="string" office:string-value="INSERT INTO bolcsessegek (bolcsesseg, forras_id) values(&quot;A békét nem az éri el, aki igyekszik vágyait beteljesíteni, hanem egyedül az, akit nem zavar a kívánságok szakadatlan özöne, melyek úgy ömlenek bele, mint folyók az állandóan töltődő, ám mindig mozdulatlan óceánba.&quot;,1);" calcext:value-type="string">
            <text:p>INSERT INTO bolcsessegek (bolcsesseg, forras_id) values("A békét nem az éri el, aki igyekszik vágyait beteljesíteni, hanem egyedül az, akit nem zavar a kívánságok szakadatlan özöne, melyek úgy ömlenek bele, mint folyók az állandóan töltődő, ám mindig mozdulatlan óceánba.",1);</text:p>
          </table:table-cell>
        </table:table-row>
        <table:table-row table:style-name="ro2">
          <table:table-cell office:value-type="string" calcext:value-type="string">
            <text:p>Ami jön, fogadjátok, ami megy, engedjétek! Ennyi az egész.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CONCATENATE([.$D$1];&quot;&quot;&quot;&quot;;[.A4];&quot;&quot;&quot;&quot;;&quot;,&quot;; [.B4];&quot;);&quot;)" office:value-type="string" office:string-value="INSERT INTO bolcsessegek (bolcsesseg, forras_id) values(&quot;Ami jön, fogadjátok, ami megy, engedjétek! Ennyi az egész.&quot;,4);" calcext:value-type="string">
            <text:p>INSERT INTO bolcsessegek (bolcsesseg, forras_id) values("Ami jön, fogadjátok, ami megy, engedjétek! Ennyi az egész.",4);</text:p>
          </table:table-cell>
        </table:table-row>
        <table:table-row table:style-name="ro1">
          <table:table-cell office:value-type="string" calcext:value-type="string">
            <text:p>Barát az, akinek az ember kiöntheti szíve teljes tartalmát, és d5okra apríthatja, tudva, hogy a leggyengédebb kezek fogják megrostálni; megőrzik belőle azt, amit érdemes megőrizni, a maradékot pedig egy gyengéd, szeretetteljes lehellet fogja tovafújni.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CONCATENATE([.$D$1];&quot;&quot;&quot;&quot;;[.A5];&quot;&quot;&quot;&quot;;&quot;,&quot;; [.B5];&quot;);&quot;)" office:value-type="string" office:string-value="INSERT INTO bolcsessegek (bolcsesseg, forras_id) values(&quot;Barát az, akinek az ember kiöntheti szíve teljes tartalmát, és d5okra apríthatja, tudva, hogy a leggyengédebb kezek fogják megrostálni; megőrzik belőle azt, amit érdemes megőrizni, a maradékot pedig egy gyengéd, szeretetteljes lehellet fogja tovafújni.&quot;,5);" calcext:value-type="string">
            <text:p>INSERT INTO bolcsessegek (bolcsesseg, forras_id) values("Barát az, akinek az ember kiöntheti szíve teljes tartalmát, és d5okra apríthatja, tudva, hogy a leggyengédebb kezek fogják megrostálni; megőrzik belőle azt, amit érdemes megőrizni, a maradékot pedig egy gyengéd, szeretetteljes lehellet fogja tovafújni.",5);</text:p>
          </table:table-cell>
        </table:table-row>
        <table:table-row table:style-name="ro2">
          <table:table-cell office:value-type="string" calcext:value-type="string">
            <text:p>Ha jó a cipő, megfeledkezünk a lábról. Ha nem szorít az öv, nem jut eszünkbe derekunk. Ha jó a szív, nincs érte és ellene. Ha helyesen értjük a dolgokat, nincs belső ingadozás és nincs, ami kívülről befolyásolhatna.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table:formula="of:=CONCATENATE([.$D$1];&quot;&quot;&quot;&quot;;[.A6];&quot;&quot;&quot;&quot;;&quot;,&quot;; [.B6];&quot;);&quot;)" office:value-type="string" office:string-value="INSERT INTO bolcsessegek (bolcsesseg, forras_id) values(&quot;Ha jó a cipő, megfeledkezünk a lábról. Ha nem szorít az öv, nem jut eszünkbe derekunk. Ha jó a szív, nincs érte és ellene. Ha helyesen értjük a dolgokat, nincs belső ingadozás és nincs, ami kívülről befolyásolhatna.&quot;,8);" calcext:value-type="string">
            <text:p>INSERT INTO bolcsessegek (bolcsesseg, forras_id) values("Ha jó a cipő, megfeledkezünk a lábról. Ha nem szorít az öv, nem jut eszünkbe derekunk. Ha jó a szív, nincs érte és ellene. Ha helyesen értjük a dolgokat, nincs belső ingadozás és nincs, ami kívülről befolyásolhatna.",8);</text:p>
          </table:table-cell>
        </table:table-row>
        <table:table-row table:style-name="ro2">
          <table:table-cell office:value-type="string" calcext:value-type="string">
            <text:p>Halhatatlan, szabad lelkek vagytok, áldottak és örökkévalók. Nem vagytok anyag, sem test. Az anyag szolgál titeket, nem pedig ti az anyagot.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CONCATENATE([.$D$1];&quot;&quot;&quot;&quot;;[.A7];&quot;&quot;&quot;&quot;;&quot;,&quot;; [.B7];&quot;);&quot;)" office:value-type="string" office:string-value="INSERT INTO bolcsessegek (bolcsesseg, forras_id) values(&quot;Halhatatlan, szabad lelkek vagytok, áldottak és örökkévalók. Nem vagytok anyag, sem test. Az anyag szolgál titeket, nem pedig ti az anyagot.&quot;,19);" calcext:value-type="string">
            <text:p>INSERT INTO bolcsessegek (bolcsesseg, forras_id) values("Halhatatlan, szabad lelkek vagytok, áldottak és örökkévalók. Nem vagytok anyag, sem test. Az anyag szolgál titeket, nem pedig ti az anyagot.",19);</text:p>
          </table:table-cell>
        </table:table-row>
        <table:table-row table:style-name="ro2">
          <table:table-cell office:value-type="string" calcext:value-type="string">
            <text:p>Az összetűzés mindig a második szóval kezdődik.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CONCATENATE([.$D$1];&quot;&quot;&quot;&quot;;[.A8];&quot;&quot;&quot;&quot;;&quot;,&quot;; [.B8];&quot;);&quot;)" office:value-type="string" office:string-value="INSERT INTO bolcsessegek (bolcsesseg, forras_id) values(&quot;Az összetűzés mindig a második szóval kezdődik.&quot;,6);" calcext:value-type="string">
            <text:p>INSERT INTO bolcsessegek (bolcsesseg, forras_id) values("Az összetűzés mindig a második szóval kezdődik.",6);</text:p>
          </table:table-cell>
        </table:table-row>
        <table:table-row table:style-name="ro2">
          <table:table-cell office:value-type="string" calcext:value-type="string">
            <text:p>Ha egy kérdés megoldható, felesleges aggódni miatta. Ha nem lehet megoldani, az aggódás nem segít.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CONCATENATE([.$D$1];&quot;&quot;&quot;&quot;;[.A9];&quot;&quot;&quot;&quot;;&quot;,&quot;; [.B9];&quot;);&quot;)" office:value-type="string" office:string-value="INSERT INTO bolcsessegek (bolcsesseg, forras_id) values(&quot;Ha egy kérdés megoldható, felesleges aggódni miatta. Ha nem lehet megoldani, az aggódás nem segít.&quot;,11);" calcext:value-type="string">
            <text:p>INSERT INTO bolcsessegek (bolcsesseg, forras_id) values("Ha egy kérdés megoldható, felesleges aggódni miatta. Ha nem lehet megoldani, az aggódás nem segít.",11);</text:p>
          </table:table-cell>
        </table:table-row>
        <table:table-row table:style-name="ro2">
          <table:table-cell office:value-type="string" calcext:value-type="string">
            <text:p>Az az igazi tanítás, ami megérinti az életet!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10];&quot;&quot;&quot;&quot;;&quot;,&quot;; [.B10];&quot;);&quot;)" office:value-type="string" office:string-value="INSERT INTO bolcsessegek (bolcsesseg, forras_id) values(&quot;Az az igazi tanítás, ami megérinti az életet!&quot;,7);" calcext:value-type="string">
            <text:p>INSERT INTO bolcsessegek (bolcsesseg, forras_id) values("Az az igazi tanítás, ami megérinti az életet!",7);</text:p>
          </table:table-cell>
        </table:table-row>
        <table:table-row table:style-name="ro1">
          <table:table-cell office:value-type="string" calcext:value-type="string">
            <text:p>Abban nincs semmi csodálatos, ha valaki másnál kiválóbbak vagyunk. Igazi csoda a korábbi önmagunkhoz képesti kiválóbbságban mutatkozik meg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11];&quot;&quot;&quot;&quot;;&quot;,&quot;; [.B11];&quot;);&quot;)" office:value-type="string" office:string-value="INSERT INTO bolcsessegek (bolcsesseg, forras_id) values(&quot;Abban nincs semmi csodálatos, ha valaki másnál kiválóbbak vagyunk. Igazi csoda a korábbi önmagunkhoz képesti kiválóbbságban mutatkozik meg.&quot;,2);" calcext:value-type="string">
            <text:p>INSERT INTO bolcsessegek (bolcsesseg, forras_id) values("Abban nincs semmi csodálatos, ha valaki másnál kiválóbbak vagyunk. Igazi csoda a korábbi önmagunkhoz képesti kiválóbbságban mutatkozik meg.",2);</text:p>
          </table:table-cell>
        </table:table-row>
        <table:table-row table:style-name="ro2">
          <table:table-cell office:value-type="string" calcext:value-type="string">
            <text:p>A rossz szándékkal mondott igazság, többet árt, mint bármely hazugság!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12];&quot;&quot;&quot;&quot;;&quot;,&quot;; [.B12];&quot;);&quot;)" office:value-type="string" office:string-value="INSERT INTO bolcsessegek (bolcsesseg, forras_id) values(&quot;A rossz szándékkal mondott igazság, többet árt, mint bármely hazugság!&quot;,7);" calcext:value-type="string">
            <text:p>INSERT INTO bolcsessegek (bolcsesseg, forras_id) values("A rossz szándékkal mondott igazság, többet árt, mint bármely hazugság!",7);</text:p>
          </table:table-cell>
        </table:table-row>
        <table:table-row table:style-name="ro2">
          <table:table-cell office:value-type="string" calcext:value-type="string">
            <text:p>Az, aki nem tudja értékelni a kis dolgokat, soha nem fog véghezvinni nagyokat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13];&quot;&quot;&quot;&quot;;&quot;,&quot;; [.B13];&quot;);&quot;)" office:value-type="string" office:string-value="INSERT INTO bolcsessegek (bolcsesseg, forras_id) values(&quot;Az, aki nem tudja értékelni a kis dolgokat, soha nem fog véghezvinni nagyokat.&quot;,7);" calcext:value-type="string">
            <text:p>INSERT INTO bolcsessegek (bolcsesseg, forras_id) values("Az, aki nem tudja értékelni a kis dolgokat, soha nem fog véghezvinni nagyokat.",7);</text:p>
          </table:table-cell>
        </table:table-row>
        <table:table-row table:style-name="ro1">
          <table:table-cell office:value-type="string" calcext:value-type="string">
            <text:p>Óh, Arjuna, az érzékek olyan erősek és fékezhetetlenek, hogy még a rajtuk uralkodni próbáló, józan ítélőképességű ember elméjét is erőnek erejével elragadják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14];&quot;&quot;&quot;&quot;;&quot;,&quot;; [.B14];&quot;);&quot;)" office:value-type="string" office:string-value="INSERT INTO bolcsessegek (bolcsesseg, forras_id) values(&quot;Óh, Arjuna, az érzékek olyan erősek és fékezhetetlenek, hogy még a rajtuk uralkodni próbáló, józan ítélőképességű ember elméjét is erőnek erejével elragadják.&quot;,1);" calcext:value-type="string">
            <text:p>INSERT INTO bolcsessegek (bolcsesseg, forras_id) values("Óh, Arjuna, az érzékek olyan erősek és fékezhetetlenek, hogy még a rajtuk uralkodni próbáló, józan ítélőképességű ember elméjét is erőnek erejével elragadják.",1);</text:p>
          </table:table-cell>
        </table:table-row>
        <table:table-row table:style-name="ro2">
          <table:table-cell office:value-type="string" calcext:value-type="string">
            <text:p>Az élő testben jelen van a lélek, a halottban pedig nincs jelen. Amint a lélek elhagyja a testet, a testnek nincs többé értéke. Használhatatlan lesz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15];&quot;&quot;&quot;&quot;;&quot;,&quot;; [.B15];&quot;);&quot;)" office:value-type="string" office:string-value="INSERT INTO bolcsessegek (bolcsesseg, forras_id) values(&quot;Az élő testben jelen van a lélek, a halottban pedig nincs jelen. Amint a lélek elhagyja a testet, a testnek nincs többé értéke. Használhatatlan lesz.&quot;,14);" calcext:value-type="string">
            <text:p>INSERT INTO bolcsessegek (bolcsesseg, forras_id) values("Az élő testben jelen van a lélek, a halottban pedig nincs jelen. Amint a lélek elhagyja a testet, a testnek nincs többé értéke. Használhatatlan lesz.",14);</text:p>
          </table:table-cell>
        </table:table-row>
        <table:table-row table:style-name="ro2">
          <table:table-cell office:value-type="string" calcext:value-type="string">
            <text:p>Senki nem akar öreg ember lenni, ám az öregkor mégis eljön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16];&quot;&quot;&quot;&quot;;&quot;,&quot;; [.B16];&quot;);&quot;)" office:value-type="string" office:string-value="INSERT INTO bolcsessegek (bolcsesseg, forras_id) values(&quot;Senki nem akar öreg ember lenni, ám az öregkor mégis eljön.&quot;,14);" calcext:value-type="string">
            <text:p>INSERT INTO bolcsessegek (bolcsesseg, forras_id) values("Senki nem akar öreg ember lenni, ám az öregkor mégis eljön.",14);</text:p>
          </table:table-cell>
        </table:table-row>
        <table:table-row table:style-name="ro2">
          <table:table-cell office:value-type="string" calcext:value-type="string">
            <text:p>Ha kiveszünk egy halat a vízből, nem lehet boldog a szárazföldön. Éppen így mi sem lehetünk boldogok lelki tudat nélkül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17];&quot;&quot;&quot;&quot;;&quot;,&quot;; [.B17];&quot;);&quot;)" office:value-type="string" office:string-value="INSERT INTO bolcsessegek (bolcsesseg, forras_id) values(&quot;Ha kiveszünk egy halat a vízből, nem lehet boldog a szárazföldön. Éppen így mi sem lehetünk boldogok lelki tudat nélkül.&quot;,14);" calcext:value-type="string">
            <text:p>INSERT INTO bolcsessegek (bolcsesseg, forras_id) values("Ha kiveszünk egy halat a vízből, nem lehet boldog a szárazföldön. Éppen így mi sem lehetünk boldogok lelki tudat nélkül.",14);</text:p>
          </table:table-cell>
        </table:table-row>
        <table:table-row table:style-name="ro2">
          <table:table-cell office:value-type="string" calcext:value-type="string">
            <text:p>Mindig az az erősebb, aki nem tombol, hanem mosolyog.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CONCATENATE([.$D$1];&quot;&quot;&quot;&quot;;[.A18];&quot;&quot;&quot;&quot;;&quot;,&quot;; [.B18];&quot;);&quot;)" office:value-type="string" office:string-value="INSERT INTO bolcsessegek (bolcsesseg, forras_id) values(&quot;Mindig az az erősebb, aki nem tombol, hanem mosolyog.&quot;,6);" calcext:value-type="string">
            <text:p>INSERT INTO bolcsessegek (bolcsesseg, forras_id) values("Mindig az az erősebb, aki nem tombol, hanem mosolyog.",6);</text:p>
          </table:table-cell>
        </table:table-row>
        <table:table-row table:style-name="ro2">
          <table:table-cell office:value-type="string" calcext:value-type="string">
            <text:p>Ha túl nagynak tűnik a lépés, ne félj megtenni, s közben gondolj arra: egy mély szakadékon sem lehet átugorni két kis lépéssel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19];&quot;&quot;&quot;&quot;;&quot;,&quot;; [.B19];&quot;);&quot;)" office:value-type="string" office:string-value="INSERT INTO bolcsessegek (bolcsesseg, forras_id) values(&quot;Ha túl nagynak tűnik a lépés, ne félj megtenni, s közben gondolj arra: egy mély szakadékon sem lehet átugorni két kis lépéssel.&quot;,7);" calcext:value-type="string">
            <text:p>INSERT INTO bolcsessegek (bolcsesseg, forras_id) values("Ha túl nagynak tűnik a lépés, ne félj megtenni, s közben gondolj arra: egy mély szakadékon sem lehet átugorni két kis lépéssel.",7);</text:p>
          </table:table-cell>
        </table:table-row>
        <table:table-row table:style-name="ro1">
          <table:table-cell office:value-type="string" calcext:value-type="string">
            <text:p>Végezd kötelességed megingathatatlanul, óh, Arjuna, s ne ragaszkodj se a sikerhez, se a kudarchoz! Az ilyen kiegyensúlyozottságot hívják yogának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20];&quot;&quot;&quot;&quot;;&quot;,&quot;; [.B20];&quot;);&quot;)" office:value-type="string" office:string-value="INSERT INTO bolcsessegek (bolcsesseg, forras_id) values(&quot;Végezd kötelességed megingathatatlanul, óh, Arjuna, s ne ragaszkodj se a sikerhez, se a kudarchoz! Az ilyen kiegyensúlyozottságot hívják yogának.&quot;,1);" calcext:value-type="string">
            <text:p>INSERT INTO bolcsessegek (bolcsesseg, forras_id) values("Végezd kötelességed megingathatatlanul, óh, Arjuna, s ne ragaszkodj se a sikerhez, se a kudarchoz! Az ilyen kiegyensúlyozottságot hívják yogának.",1);</text:p>
          </table:table-cell>
        </table:table-row>
        <table:table-row table:style-name="ro2">
          <table:table-cell office:value-type="string" calcext:value-type="string">
            <text:p>Ne próbáld látni Istent! Cselekedj úgy, hogy Isten lásson téged!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21];&quot;&quot;&quot;&quot;;&quot;,&quot;; [.B21];&quot;);&quot;)" office:value-type="string" office:string-value="INSERT INTO bolcsessegek (bolcsesseg, forras_id) values(&quot;Ne próbáld látni Istent! Cselekedj úgy, hogy Isten lásson téged!&quot;,14);" calcext:value-type="string">
            <text:p>INSERT INTO bolcsessegek (bolcsesseg, forras_id) values("Ne próbáld látni Istent! Cselekedj úgy, hogy Isten lásson téged!",14);</text:p>
          </table:table-cell>
        </table:table-row>
        <table:table-row table:style-name="ro2">
          <table:table-cell office:value-type="string" calcext:value-type="string">
            <text:p>Ha igazán őszintén és elfogulatlanul, gondosan megvizsgálunk minden helyzetet, akkor rájövünk, nagymértékben mi is felelősek vagyunk az események alakulásáért.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CONCATENATE([.$D$1];&quot;&quot;&quot;&quot;;[.A22];&quot;&quot;&quot;&quot;;&quot;,&quot;; [.B22];&quot;);&quot;)" office:value-type="string" office:string-value="INSERT INTO bolcsessegek (bolcsesseg, forras_id) values(&quot;Ha igazán őszintén és elfogulatlanul, gondosan megvizsgálunk minden helyzetet, akkor rájövünk, nagymértékben mi is felelősek vagyunk az események alakulásáért.&quot;,15);" calcext:value-type="string">
            <text:p>INSERT INTO bolcsessegek (bolcsesseg, forras_id) values("Ha igazán őszintén és elfogulatlanul, gondosan megvizsgálunk minden helyzetet, akkor rájövünk, nagymértékben mi is felelősek vagyunk az események alakulásáért.",15);</text:p>
          </table:table-cell>
        </table:table-row>
        <table:table-row table:style-name="ro2">
          <table:table-cell office:value-type="string" calcext:value-type="string">
            <text:p>Ezer évnyi hírnév múlhat egy órányi viselkedésen.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CONCATENATE([.$D$1];&quot;&quot;&quot;&quot;;[.A23];&quot;&quot;&quot;&quot;;&quot;,&quot;; [.B23];&quot;);&quot;)" office:value-type="string" office:string-value="INSERT INTO bolcsessegek (bolcsesseg, forras_id) values(&quot;Ezer évnyi hírnév múlhat egy órányi viselkedésen.&quot;,6);" calcext:value-type="string">
            <text:p>INSERT INTO bolcsessegek (bolcsesseg, forras_id) values("Ezer évnyi hírnév múlhat egy órányi viselkedésen.",6);</text:p>
          </table:table-cell>
        </table:table-row>
        <table:table-row table:style-name="ro2">
          <table:table-cell office:value-type="string" calcext:value-type="string">
            <text:p>A szegénység nem az anyagi javak hiánya, hanem az anyagi vágyak sokasága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24];&quot;&quot;&quot;&quot;;&quot;,&quot;; [.B24];&quot;);&quot;)" office:value-type="string" office:string-value="INSERT INTO bolcsessegek (bolcsesseg, forras_id) values(&quot;A szegénység nem az anyagi javak hiánya, hanem az anyagi vágyak sokasága.&quot;,14);" calcext:value-type="string">
            <text:p>INSERT INTO bolcsessegek (bolcsesseg, forras_id) values("A szegénység nem az anyagi javak hiánya, hanem az anyagi vágyak sokasága.",14);</text:p>
          </table:table-cell>
        </table:table-row>
        <table:table-row table:style-name="ro1">
          <table:table-cell office:value-type="string" calcext:value-type="string">
            <text:p>ki fél a kigyótól nem megy az erdőbe, de nem is eszik gombát.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CONCATENATE([.$D$1];&quot;&quot;&quot;&quot;;[.A25];&quot;&quot;&quot;&quot;;&quot;,&quot;; [.B25];&quot;);&quot;)" office:value-type="string" office:string-value="INSERT INTO bolcsessegek (bolcsesseg, forras_id) values(&quot;ki fél a kigyótól nem megy az erdőbe, de nem is eszik gombát.&quot;,11);" calcext:value-type="string">
            <text:p>INSERT INTO bolcsessegek (bolcsesseg, forras_id) values("ki fél a kigyótól nem megy az erdőbe, de nem is eszik gombát.",11);</text:p>
          </table:table-cell>
        </table:table-row>
        <table:table-row table:style-name="ro2">
          <table:table-cell office:value-type="string" calcext:value-type="string">
            <text:p>Ami minden lény számára éjjel, ébredés az a fegyelmezett embernek, míg az élőlények ébrenléte a bensőt látó bölcsnek éjszaka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26];&quot;&quot;&quot;&quot;;&quot;,&quot;; [.B26];&quot;);&quot;)" office:value-type="string" office:string-value="INSERT INTO bolcsessegek (bolcsesseg, forras_id) values(&quot;Ami minden lény számára éjjel, ébredés az a fegyelmezett embernek, míg az élőlények ébrenléte a bensőt látó bölcsnek éjszaka.&quot;,1);" calcext:value-type="string">
            <text:p>INSERT INTO bolcsessegek (bolcsesseg, forras_id) values("Ami minden lény számára éjjel, ébredés az a fegyelmezett embernek, míg az élőlények ébrenléte a bensőt látó bölcsnek éjszaka.",1);</text:p>
          </table:table-cell>
        </table:table-row>
        <table:table-row table:style-name="ro2">
          <table:table-cell office:value-type="string" calcext:value-type="string">
            <text:p>Az isten akként formázta kezünket, hogy a lelkünk ne legyen süket.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CONCATENATE([.$D$1];&quot;&quot;&quot;&quot;;[.A27];&quot;&quot;&quot;&quot;;&quot;,&quot;; [.B27];&quot;);&quot;)" office:value-type="string" office:string-value="INSERT INTO bolcsessegek (bolcsesseg, forras_id) values(&quot;Az isten akként formázta kezünket, hogy a lelkünk ne legyen süket.&quot;,11);" calcext:value-type="string">
            <text:p>INSERT INTO bolcsessegek (bolcsesseg, forras_id) values("Az isten akként formázta kezünket, hogy a lelkünk ne legyen süket.",11);</text:p>
          </table:table-cell>
        </table:table-row>
        <table:table-row table:style-name="ro2">
          <table:table-cell office:value-type="string" calcext:value-type="string">
            <text:p>Ha ki akarod zárni a bajt, csukd be a szádat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28];&quot;&quot;&quot;&quot;;&quot;,&quot;; [.B28];&quot;);&quot;)" office:value-type="string" office:string-value="INSERT INTO bolcsessegek (bolcsesseg, forras_id) values(&quot;Ha ki akarod zárni a bajt, csukd be a szádat.&quot;,7);" calcext:value-type="string">
            <text:p>INSERT INTO bolcsessegek (bolcsesseg, forras_id) values("Ha ki akarod zárni a bajt, csukd be a szádat.",7);</text:p>
          </table:table-cell>
        </table:table-row>
        <table:table-row table:style-name="ro2">
          <table:table-cell office:value-type="string" calcext:value-type="string">
            <text:p>A víz mindig megtalálja a maga útját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29];&quot;&quot;&quot;&quot;;&quot;,&quot;; [.B29];&quot;);&quot;)" office:value-type="string" office:string-value="INSERT INTO bolcsessegek (bolcsesseg, forras_id) values(&quot;A víz mindig megtalálja a maga útját.&quot;,2);" calcext:value-type="string">
            <text:p>INSERT INTO bolcsessegek (bolcsesseg, forras_id) values("A víz mindig megtalálja a maga útját.",2);</text:p>
          </table:table-cell>
        </table:table-row>
        <table:table-row table:style-name="ro2">
          <table:table-cell office:value-type="string" calcext:value-type="string">
            <text:p>Ha nem tehetjük, amit akarunk, hadd tegyük, amit tudunk.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CONCATENATE([.$D$1];&quot;&quot;&quot;&quot;;[.A30];&quot;&quot;&quot;&quot;;&quot;,&quot;; [.B30];&quot;);&quot;)" office:value-type="string" office:string-value="INSERT INTO bolcsessegek (bolcsesseg, forras_id) values(&quot;Ha nem tehetjük, amit akarunk, hadd tegyük, amit tudunk.&quot;,11);" calcext:value-type="string">
            <text:p>INSERT INTO bolcsessegek (bolcsesseg, forras_id) values("Ha nem tehetjük, amit akarunk, hadd tegyük, amit tudunk.",11);</text:p>
          </table:table-cell>
        </table:table-row>
        <table:table-row table:style-name="ro2">
          <table:table-cell office:value-type="string" calcext:value-type="string">
            <text:p>Aki a háromfajta szenvedés ellenére háborítatlan marad, akit a boldogság nem mámorít, s aki mentes a ragaszkodástól, a félelemtől és a dühtől, azt rendíthetetlen elméjű bölcsnek hívják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31];&quot;&quot;&quot;&quot;;&quot;,&quot;; [.B31];&quot;);&quot;)" office:value-type="string" office:string-value="INSERT INTO bolcsessegek (bolcsesseg, forras_id) values(&quot;Aki a háromfajta szenvedés ellenére háborítatlan marad, akit a boldogság nem mámorít, s aki mentes a ragaszkodástól, a félelemtől és a dühtől, azt rendíthetetlen elméjű bölcsnek hívják.&quot;,1);" calcext:value-type="string">
            <text:p>INSERT INTO bolcsessegek (bolcsesseg, forras_id) values("Aki a háromfajta szenvedés ellenére háborítatlan marad, akit a boldogság nem mámorít, s aki mentes a ragaszkodástól, a félelemtől és a dühtől, azt rendíthetetlen elméjű bölcsnek hívják.",1);</text:p>
          </table:table-cell>
        </table:table-row>
        <table:table-row table:style-name="ro2">
          <table:table-cell office:value-type="string" calcext:value-type="string">
            <text:p>A test az elme által emelt építmény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32];&quot;&quot;&quot;&quot;;&quot;,&quot;; [.B32];&quot;);&quot;)" office:value-type="string" office:string-value="INSERT INTO bolcsessegek (bolcsesseg, forras_id) values(&quot;A test az elme által emelt építmény&quot;,14);" calcext:value-type="string">
            <text:p>INSERT INTO bolcsessegek (bolcsesseg, forras_id) values("A test az elme által emelt építmény",14);</text:p>
          </table:table-cell>
        </table:table-row>
        <table:table-row table:style-name="ro2">
          <table:table-cell office:value-type="string" calcext:value-type="string">
            <text:p>Aki sokat játszik és sokat dolgozik, az fiatal marad.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CONCATENATE([.$D$1];&quot;&quot;&quot;&quot;;[.A33];&quot;&quot;&quot;&quot;;&quot;,&quot;; [.B33];&quot;);&quot;)" office:value-type="string" office:string-value="INSERT INTO bolcsessegek (bolcsesseg, forras_id) values(&quot;Aki sokat játszik és sokat dolgozik, az fiatal marad.&quot;,11);" calcext:value-type="string">
            <text:p>INSERT INTO bolcsessegek (bolcsesseg, forras_id) values("Aki sokat játszik és sokat dolgozik, az fiatal marad.",11);</text:p>
          </table:table-cell>
        </table:table-row>
        <table:table-row table:style-name="ro2">
          <table:table-cell office:value-type="string" calcext:value-type="string">
            <text:p>Akkor szeress, amikor legkevésbé érdemlem. Mert akkor van rá nagy szükségem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34];&quot;&quot;&quot;&quot;;&quot;,&quot;; [.B34];&quot;);&quot;)" office:value-type="string" office:string-value="INSERT INTO bolcsessegek (bolcsesseg, forras_id) values(&quot;Akkor szeress, amikor legkevésbé érdemlem. Mert akkor van rá nagy szükségem.&quot;,7);" calcext:value-type="string">
            <text:p>INSERT INTO bolcsessegek (bolcsesseg, forras_id) values("Akkor szeress, amikor legkevésbé érdemlem. Mert akkor van rá nagy szükségem.",7);</text:p>
          </table:table-cell>
        </table:table-row>
        <table:table-row table:style-name="ro2">
          <table:table-cell office:value-type="string" calcext:value-type="string">
            <text:p>Egy gyermek élete olyan, mint egy papírlap, melyen minden arra járó nyomot hagy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35];&quot;&quot;&quot;&quot;;&quot;,&quot;; [.B35];&quot;);&quot;)" office:value-type="string" office:string-value="INSERT INTO bolcsessegek (bolcsesseg, forras_id) values(&quot;Egy gyermek élete olyan, mint egy papírlap, melyen minden arra járó nyomot hagy.&quot;,7);" calcext:value-type="string">
            <text:p>INSERT INTO bolcsessegek (bolcsesseg, forras_id) values("Egy gyermek élete olyan, mint egy papírlap, melyen minden arra járó nyomot hagy.",7);</text:p>
          </table:table-cell>
        </table:table-row>
        <table:table-row table:style-name="ro2">
          <table:table-cell office:value-type="string" calcext:value-type="string">
            <text:p>Ha azt akarod, hogy gyerekeidnek nyugodt életük legyen, hagyd őket egy kicsit éhezni és fázni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36];&quot;&quot;&quot;&quot;;&quot;,&quot;; [.B36];&quot;);&quot;)" office:value-type="string" office:string-value="INSERT INTO bolcsessegek (bolcsesseg, forras_id) values(&quot;Ha azt akarod, hogy gyerekeidnek nyugodt életük legyen, hagyd őket egy kicsit éhezni és fázni.&quot;,7);" calcext:value-type="string">
            <text:p>INSERT INTO bolcsessegek (bolcsesseg, forras_id) values("Ha azt akarod, hogy gyerekeidnek nyugodt életük legyen, hagyd őket egy kicsit éhezni és fázni.",7);</text:p>
          </table:table-cell>
        </table:table-row>
        <table:table-row table:style-name="ro2">
          <table:table-cell office:value-type="string" calcext:value-type="string">
            <text:p>A por siet, a kő ráé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37];&quot;&quot;&quot;&quot;;&quot;,&quot;; [.B37];&quot;);&quot;)" office:value-type="string" office:string-value="INSERT INTO bolcsessegek (bolcsesseg, forras_id) values(&quot;A por siet, a kő ráér.&quot;,2);" calcext:value-type="string">
            <text:p>INSERT INTO bolcsessegek (bolcsesseg, forras_id) values("A por siet, a kő ráér.",2);</text:p>
          </table:table-cell>
        </table:table-row>
        <table:table-row table:style-name="ro2">
          <table:table-cell office:value-type="string" calcext:value-type="string">
            <text:p>A kéj székhelye az érzékek, az elme és az értelem. Rajtuk keresztül fedi el az élőlény igazi tudását, s vezeti tévútra őt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38];&quot;&quot;&quot;&quot;;&quot;,&quot;; [.B38];&quot;);&quot;)" office:value-type="string" office:string-value="INSERT INTO bolcsessegek (bolcsesseg, forras_id) values(&quot;A kéj székhelye az érzékek, az elme és az értelem. Rajtuk keresztül fedi el az élőlény igazi tudását, s vezeti tévútra őt.&quot;,1);" calcext:value-type="string">
            <text:p>INSERT INTO bolcsessegek (bolcsesseg, forras_id) values("A kéj székhelye az érzékek, az elme és az értelem. Rajtuk keresztül fedi el az élőlény igazi tudását, s vezeti tévútra őt.",1);</text:p>
          </table:table-cell>
        </table:table-row>
        <table:table-row table:style-name="ro2">
          <table:table-cell office:value-type="string" calcext:value-type="string">
            <text:p>Könnyebb <text:s/>száz <text:s/>világi <text:s/>vágyat <text:s/>meghódítani, <text:s/>mint <text:s/>egyről <text:s/>lemondani.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CONCATENATE([.$D$1];&quot;&quot;&quot;&quot;;[.A39];&quot;&quot;&quot;&quot;;&quot;,&quot;; [.B39];&quot;);&quot;)" office:value-type="string" office:string-value="INSERT INTO bolcsessegek (bolcsesseg, forras_id) values(&quot;Könnyebb  száz  világi  vágyat  meghódítani,  mint  egyről  lemondani.&quot;,4);" calcext:value-type="string">
            <text:p>INSERT INTO bolcsessegek (bolcsesseg, forras_id) values("Könnyebb <text:s/>száz <text:s/>világi <text:s/>vágyat <text:s/>meghódítani, <text:s/>mint <text:s/>egyről <text:s/>lemondani.",4);</text:p>
          </table:table-cell>
        </table:table-row>
        <table:table-row table:style-name="ro2">
          <table:table-cell office:value-type="string" calcext:value-type="string">
            <text:p>Ahogyan az erős szél sodorja el a csónakot a vízen, úgy képes elragadni az ember értelmét még egyetlen csapongó érzék is, ha az elme arra összpontosít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40];&quot;&quot;&quot;&quot;;&quot;,&quot;; [.B40];&quot;);&quot;)" office:value-type="string" office:string-value="INSERT INTO bolcsessegek (bolcsesseg, forras_id) values(&quot;Ahogyan az erős szél sodorja el a csónakot a vízen, úgy képes elragadni az ember értelmét még egyetlen csapongó érzék is, ha az elme arra összpontosít.&quot;,1);" calcext:value-type="string">
            <text:p>INSERT INTO bolcsessegek (bolcsesseg, forras_id) values("Ahogyan az erős szél sodorja el a csónakot a vízen, úgy képes elragadni az ember értelmét még egyetlen csapongó érzék is, ha az elme arra összpontosít.",1);</text:p>
          </table:table-cell>
        </table:table-row>
        <table:table-row table:style-name="ro2">
          <table:table-cell office:value-type="string" calcext:value-type="string">
            <text:p>Az első lépés a lelki szikra felismerése a testen belül. Ha valaki nem érti meg ezt az egyszerű tényt, nem beszélhetünk lelki fejlődésről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41];&quot;&quot;&quot;&quot;;&quot;,&quot;; [.B41];&quot;);&quot;)" office:value-type="string" office:string-value="INSERT INTO bolcsessegek (bolcsesseg, forras_id) values(&quot;Az első lépés a lelki szikra felismerése a testen belül. Ha valaki nem érti meg ezt az egyszerű tényt, nem beszélhetünk lelki fejlődésről.&quot;,14);" calcext:value-type="string">
            <text:p>INSERT INTO bolcsessegek (bolcsesseg, forras_id) values("Az első lépés a lelki szikra felismerése a testen belül. Ha valaki nem érti meg ezt az egyszerű tényt, nem beszélhetünk lelki fejlődésről.",14);</text:p>
          </table:table-cell>
        </table:table-row>
        <table:table-row table:style-name="ro2">
          <table:table-cell office:value-type="string" calcext:value-type="string">
            <text:p>Az elme olyan, mint a Hold. a tudat fényét az önvalótól kapja, ami a Naphoz hasonló. Amikor tehát az önvaló ragyogni kezd, az elme éppúgy feleslegessé válik, mint a Hold a felkelő Nap fényében.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table:formula="of:=CONCATENATE([.$D$1];&quot;&quot;&quot;&quot;;[.A42];&quot;&quot;&quot;&quot;;&quot;,&quot;; [.B42];&quot;);&quot;)" office:value-type="string" office:string-value="INSERT INTO bolcsessegek (bolcsesseg, forras_id) values(&quot;Az elme olyan, mint a Hold. a tudat fényét az önvalótól kapja, ami a Naphoz hasonló. Amikor tehát az önvaló ragyogni kezd, az elme éppúgy feleslegessé válik, mint a Hold a felkelő Nap fényében.&quot;,18);" calcext:value-type="string">
            <text:p>INSERT INTO bolcsessegek (bolcsesseg, forras_id) values("Az elme olyan, mint a Hold. a tudat fényét az önvalótól kapja, ami a Naphoz hasonló. Amikor tehát az önvaló ragyogni kezd, az elme éppúgy feleslegessé válik, mint a Hold a felkelő Nap fényében.",18);</text:p>
          </table:table-cell>
        </table:table-row>
        <table:table-row table:style-name="ro2">
          <table:table-cell office:value-type="string" calcext:value-type="string">
            <text:p>A Földön minden valódi nagyság valami kicsinységből nő nagyra. A bölcs nem gondol nagyságra, és ettől válik naggyá.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table:formula="of:=CONCATENATE([.$D$1];&quot;&quot;&quot;&quot;;[.A43];&quot;&quot;&quot;&quot;;&quot;,&quot;; [.B43];&quot;);&quot;)" office:value-type="string" office:string-value="INSERT INTO bolcsessegek (bolcsesseg, forras_id) values(&quot;A Földön minden valódi nagyság valami kicsinységből nő nagyra. A bölcs nem gondol nagyságra, és ettől válik naggyá.&quot;,8);" calcext:value-type="string">
            <text:p>INSERT INTO bolcsessegek (bolcsesseg, forras_id) values("A Földön minden valódi nagyság valami kicsinységből nő nagyra. A bölcs nem gondol nagyságra, és ettől válik naggyá.",8);</text:p>
          </table:table-cell>
        </table:table-row>
        <table:table-row table:style-name="ro2">
          <table:table-cell office:value-type="string" calcext:value-type="string">
            <text:p>Aki képes úgy visszavonni érzékeit az érzékszervek tárgyairól, mint ahogyan a teknősbéka húzza be páncéljába végtagjait, az rendíthetetlenül megállapodott a tökéletes tudatba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44];&quot;&quot;&quot;&quot;;&quot;,&quot;; [.B44];&quot;);&quot;)" office:value-type="string" office:string-value="INSERT INTO bolcsessegek (bolcsesseg, forras_id) values(&quot;Aki képes úgy visszavonni érzékeit az érzékszervek tárgyairól, mint ahogyan a teknősbéka húzza be páncéljába végtagjait, az rendíthetetlenül megállapodott a tökéletes tudatban.&quot;,1);" calcext:value-type="string">
            <text:p>INSERT INTO bolcsessegek (bolcsesseg, forras_id) values("Aki képes úgy visszavonni érzékeit az érzékszervek tárgyairól, mint ahogyan a teknősbéka húzza be páncéljába végtagjait, az rendíthetetlenül megállapodott a tökéletes tudatban.",1);</text:p>
          </table:table-cell>
        </table:table-row>
        <table:table-row table:style-name="ro2">
          <table:table-cell office:value-type="string" calcext:value-type="string">
            <text:p>Az egészség a legnagyobb ajándék, az elégedettség a legnagyobb gazdagság, a hűség a legjobb kapcsolat.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CONCATENATE([.$D$1];&quot;&quot;&quot;&quot;;[.A45];&quot;&quot;&quot;&quot;;&quot;,&quot;; [.B45];&quot;);&quot;)" office:value-type="string" office:string-value="INSERT INTO bolcsessegek (bolcsesseg, forras_id) values(&quot;Az egészség a legnagyobb ajándék, az elégedettség a legnagyobb gazdagság, a hűség a legjobb kapcsolat.&quot;,4);" calcext:value-type="string">
            <text:p>INSERT INTO bolcsessegek (bolcsesseg, forras_id) values("Az egészség a legnagyobb ajándék, az elégedettség a legnagyobb gazdagság, a hűség a legjobb kapcsolat.",4);</text:p>
          </table:table-cell>
        </table:table-row>
        <table:table-row table:style-name="ro2">
          <table:table-cell office:value-type="string" calcext:value-type="string">
            <text:p>Mikor a vadmadár élelem híján van, előtte az egész világ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46];&quot;&quot;&quot;&quot;;&quot;,&quot;; [.B46];&quot;);&quot;)" office:value-type="string" office:string-value="INSERT INTO bolcsessegek (bolcsesseg, forras_id) values(&quot;Mikor a vadmadár élelem híján van, előtte az egész világ.&quot;,7);" calcext:value-type="string">
            <text:p>INSERT INTO bolcsessegek (bolcsesseg, forras_id) values("Mikor a vadmadár élelem híján van, előtte az egész világ.",7);</text:p>
          </table:table-cell>
        </table:table-row>
        <table:table-row table:style-name="ro2">
          <table:table-cell office:value-type="string" calcext:value-type="string">
            <text:p>Hittel tedd meg az első lépést! Nem kell hozzá látnod az egész lépcsőt, csak az első lépcsőfokot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47];&quot;&quot;&quot;&quot;;&quot;,&quot;; [.B47];&quot;);&quot;)" office:value-type="string" office:string-value="INSERT INTO bolcsessegek (bolcsesseg, forras_id) values(&quot;Hittel tedd meg az első lépést! Nem kell hozzá látnod az egész lépcsőt, csak az első lépcsőfokot.&quot;,2);" calcext:value-type="string">
            <text:p>INSERT INTO bolcsessegek (bolcsesseg, forras_id) values("Hittel tedd meg az első lépést! Nem kell hozzá látnod az egész lépcsőt, csak az első lépcsőfokot.",2);</text:p>
          </table:table-cell>
        </table:table-row>
        <table:table-row table:style-name="ro2">
          <table:table-cell office:value-type="string" calcext:value-type="string">
            <text:p>Kétfajta cselekedet van - jó és rossz. Ha valaki jól viselkedik és jámbor cselekedeteket hajt végre, akkor szerencsés lesz, ha pedig bűnösen cselekszik, akkor szenvednie kell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48];&quot;&quot;&quot;&quot;;&quot;,&quot;; [.B48];&quot;);&quot;)" office:value-type="string" office:string-value="INSERT INTO bolcsessegek (bolcsesseg, forras_id) values(&quot;Kétfajta cselekedet van - jó és rossz. Ha valaki jól viselkedik és jámbor cselekedeteket hajt végre, akkor szerencsés lesz, ha pedig bűnösen cselekszik, akkor szenvednie kell.&quot;,14);" calcext:value-type="string">
            <text:p>INSERT INTO bolcsessegek (bolcsesseg, forras_id) values("Kétfajta cselekedet van - jó és rossz. Ha valaki jól viselkedik és jámbor cselekedeteket hajt végre, akkor szerencsés lesz, ha pedig bűnösen cselekszik, akkor szenvednie kell.",14);</text:p>
          </table:table-cell>
        </table:table-row>
        <table:table-row table:style-name="ro2">
          <table:table-cell office:value-type="string" calcext:value-type="string">
            <text:p>Minden ember akaratlanul arra kényszerül, hogy az anyagi természet kötőerőitől származó tulajdonságai szerint cselekedjék, ezért senki sem maradhat tétlen, még egy pillanatra se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49];&quot;&quot;&quot;&quot;;&quot;,&quot;; [.B49];&quot;);&quot;)" office:value-type="string" office:string-value="INSERT INTO bolcsessegek (bolcsesseg, forras_id) values(&quot;Minden ember akaratlanul arra kényszerül, hogy az anyagi természet kötőerőitől származó tulajdonságai szerint cselekedjék, ezért senki sem maradhat tétlen, még egy pillanatra sem&quot;,1);" calcext:value-type="string">
            <text:p>INSERT INTO bolcsessegek (bolcsesseg, forras_id) values("Minden ember akaratlanul arra kényszerül, hogy az anyagi természet kötőerőitől származó tulajdonságai szerint cselekedjék, ezért senki sem maradhat tétlen, még egy pillanatra sem",1);</text:p>
          </table:table-cell>
        </table:table-row>
        <table:table-row table:style-name="ro2">
          <table:table-cell office:value-type="string" calcext:value-type="string">
            <text:p>Ne csak tudd a jót, hanem tedd is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50];&quot;&quot;&quot;&quot;;&quot;,&quot;; [.B50];&quot;);&quot;)" office:value-type="string" office:string-value="INSERT INTO bolcsessegek (bolcsesseg, forras_id) values(&quot;Ne csak tudd a jót, hanem tedd is.&quot;,2);" calcext:value-type="string">
            <text:p>INSERT INTO bolcsessegek (bolcsesseg, forras_id) values("Ne csak tudd a jót, hanem tedd is.",2);</text:p>
          </table:table-cell>
        </table:table-row>
        <table:table-row table:style-name="ro2">
          <table:table-cell office:value-type="string" calcext:value-type="string">
            <text:p>Kerülni kell mindent, ami rossz; azt kell cselekedni, ami jó; és meg kell tisztítani saját szívünket.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CONCATENATE([.$D$1];&quot;&quot;&quot;&quot;;[.A51];&quot;&quot;&quot;&quot;;&quot;,&quot;; [.B51];&quot;);&quot;)" office:value-type="string" office:string-value="INSERT INTO bolcsessegek (bolcsesseg, forras_id) values(&quot;Kerülni kell mindent, ami rossz; azt kell cselekedni, ami jó; és meg kell tisztítani saját szívünket.&quot;,4);" calcext:value-type="string">
            <text:p>INSERT INTO bolcsessegek (bolcsesseg, forras_id) values("Kerülni kell mindent, ami rossz; azt kell cselekedni, ami jó; és meg kell tisztítani saját szívünket.",4);</text:p>
          </table:table-cell>
        </table:table-row>
        <table:table-row table:style-name="ro2">
          <table:table-cell office:value-type="string" calcext:value-type="string">
            <text:p>Ha egy zöld ágat tartasz a szívedben, előbb-utóbb rászáll egy énekesmadár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52];&quot;&quot;&quot;&quot;;&quot;,&quot;; [.B52];&quot;);&quot;)" office:value-type="string" office:string-value="INSERT INTO bolcsessegek (bolcsesseg, forras_id) values(&quot;Ha egy zöld ágat tartasz a szívedben, előbb-utóbb rászáll egy énekesmadár.&quot;,7);" calcext:value-type="string">
            <text:p>INSERT INTO bolcsessegek (bolcsesseg, forras_id) values("Ha egy zöld ágat tartasz a szívedben, előbb-utóbb rászáll egy énekesmadár.",7);</text:p>
          </table:table-cell>
        </table:table-row>
        <table:table-row table:style-name="ro2">
          <table:table-cell office:value-type="string" calcext:value-type="string">
            <text:p>Előírt kötelességed végrehajtásához jogod van, de tetteid gyümölcsére nem tarthatsz igényt. Sohase gondold, hogy te vagy az oka cselekedeteid következményének, és sohase vonzzon kötelességed elhanyagolása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53];&quot;&quot;&quot;&quot;;&quot;,&quot;; [.B53];&quot;);&quot;)" office:value-type="string" office:string-value="INSERT INTO bolcsessegek (bolcsesseg, forras_id) values(&quot;Előírt kötelességed végrehajtásához jogod van, de tetteid gyümölcsére nem tarthatsz igényt. Sohase gondold, hogy te vagy az oka cselekedeteid következményének, és sohase vonzzon kötelességed elhanyagolása!&quot;,1);" calcext:value-type="string">
            <text:p>INSERT INTO bolcsessegek (bolcsesseg, forras_id) values("Előírt kötelességed végrehajtásához jogod van, de tetteid gyümölcsére nem tarthatsz igényt. Sohase gondold, hogy te vagy az oka cselekedeteid következményének, és sohase vonzzon kötelességed elhanyagolása!",1);</text:p>
          </table:table-cell>
        </table:table-row>
        <table:table-row table:style-name="ro2">
          <table:table-cell office:value-type="string" calcext:value-type="string">
            <text:p>Isten után vágyódsz? - Helyes! Keresd Őt az emberben. Isten legmagasztosabb megnyilvánulása az ember.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CONCATENATE([.$D$1];&quot;&quot;&quot;&quot;;[.A54];&quot;&quot;&quot;&quot;;&quot;,&quot;; [.B54];&quot;);&quot;)" office:value-type="string" office:string-value="INSERT INTO bolcsessegek (bolcsesseg, forras_id) values(&quot;Isten után vágyódsz? - Helyes! Keresd Őt az emberben. Isten legmagasztosabb megnyilvánulása az ember.&quot;,13);" calcext:value-type="string">
            <text:p>INSERT INTO bolcsessegek (bolcsesseg, forras_id) values("Isten után vágyódsz? - Helyes! Keresd Őt az emberben. Isten legmagasztosabb megnyilvánulása az ember.",13);</text:p>
          </table:table-cell>
        </table:table-row>
        <table:table-row table:style-name="ro2">
          <table:table-cell office:value-type="string" calcext:value-type="string">
            <text:p>A guru dolga gondoskodni arról, hogy egyetlen ember se szenvedjen ebben az anyagi világban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55];&quot;&quot;&quot;&quot;;&quot;,&quot;; [.B55];&quot;);&quot;)" office:value-type="string" office:string-value="INSERT INTO bolcsessegek (bolcsesseg, forras_id) values(&quot;A guru dolga gondoskodni arról, hogy egyetlen ember se szenvedjen ebben az anyagi világban.&quot;,14);" calcext:value-type="string">
            <text:p>INSERT INTO bolcsessegek (bolcsesseg, forras_id) values("A guru dolga gondoskodni arról, hogy egyetlen ember se szenvedjen ebben az anyagi világban.",14);</text:p>
          </table:table-cell>
        </table:table-row>
        <table:table-row table:style-name="ro2">
          <table:table-cell office:value-type="string" calcext:value-type="string">
            <text:p>A tanítók csak az ajtót nyitják ki, belépned neked kell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56];&quot;&quot;&quot;&quot;;&quot;,&quot;; [.B56];&quot;);&quot;)" office:value-type="string" office:string-value="INSERT INTO bolcsessegek (bolcsesseg, forras_id) values(&quot;A tanítók csak az ajtót nyitják ki, belépned neked kell.&quot;,7);" calcext:value-type="string">
            <text:p>INSERT INTO bolcsessegek (bolcsesseg, forras_id) values("A tanítók csak az ajtót nyitják ki, belépned neked kell.",7);</text:p>
          </table:table-cell>
        </table:table-row>
        <table:table-row table:style-name="ro2">
          <table:table-cell office:value-type="string" calcext:value-type="string">
            <text:p>Ne várj segítséget másoktól, mert ezzel tartozást vállalsz magadra. Higgy önmagadban, nincs szükséged segítségre. Minden erőt megtalálsz magadban.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CONCATENATE([.$D$1];&quot;&quot;&quot;&quot;;[.A57];&quot;&quot;&quot;&quot;;&quot;,&quot;; [.B57];&quot;);&quot;)" office:value-type="string" office:string-value="INSERT INTO bolcsessegek (bolcsesseg, forras_id) values(&quot;Ne várj segítséget másoktól, mert ezzel tartozást vállalsz magadra. Higgy önmagadban, nincs szükséged segítségre. Minden erőt megtalálsz magadban.&quot;,16);" calcext:value-type="string">
            <text:p>INSERT INTO bolcsessegek (bolcsesseg, forras_id) values("Ne várj segítséget másoktól, mert ezzel tartozást vállalsz magadra. Higgy önmagadban, nincs szükséged segítségre. Minden erőt megtalálsz magadban.",16);</text:p>
          </table:table-cell>
        </table:table-row>
        <table:table-row table:style-name="ro2">
          <table:table-cell office:value-type="string" calcext:value-type="string">
            <text:p>A boldog és teljes élet élvezetéhez a kulcs a lelkiállapot. Ez a lényeg.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CONCATENATE([.$D$1];&quot;&quot;&quot;&quot;;[.A58];&quot;&quot;&quot;&quot;;&quot;,&quot;; [.B58];&quot;);&quot;)" office:value-type="string" office:string-value="INSERT INTO bolcsessegek (bolcsesseg, forras_id) values(&quot;A boldog és teljes élet élvezetéhez a kulcs a lelkiállapot. Ez a lényeg.&quot;,15);" calcext:value-type="string">
            <text:p>INSERT INTO bolcsessegek (bolcsesseg, forras_id) values("A boldog és teljes élet élvezetéhez a kulcs a lelkiállapot. Ez a lényeg.",15);</text:p>
          </table:table-cell>
        </table:table-row>
        <table:table-row table:style-name="ro1">
          <table:table-cell office:value-type="string" calcext:value-type="string">
            <text:p>Egyedül az éri el az igazi békét, aki feladott minden érzékkielégítésre irányuló vágyat, kívánságok nélkül él, megvált minden birtoklásérzettől, s mentes a hamis egótól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59];&quot;&quot;&quot;&quot;;&quot;,&quot;; [.B59];&quot;);&quot;)" office:value-type="string" office:string-value="INSERT INTO bolcsessegek (bolcsesseg, forras_id) values(&quot;Egyedül az éri el az igazi békét, aki feladott minden érzékkielégítésre irányuló vágyat, kívánságok nélkül él, megvált minden birtoklásérzettől, s mentes a hamis egótól.&quot;,1);" calcext:value-type="string">
            <text:p>INSERT INTO bolcsessegek (bolcsesseg, forras_id) values("Egyedül az éri el az igazi békét, aki feladott minden érzékkielégítésre irányuló vágyat, kívánságok nélkül él, megvált minden birtoklásérzettől, s mentes a hamis egótól.",1);</text:p>
          </table:table-cell>
        </table:table-row>
        <table:table-row table:style-name="ro2">
          <table:table-cell office:value-type="string" calcext:value-type="string">
            <text:p>A fájdalom elkerülhetetlen. A szenvedés választás dolga.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CONCATENATE([.$D$1];&quot;&quot;&quot;&quot;;[.A60];&quot;&quot;&quot;&quot;;&quot;,&quot;; [.B60];&quot;);&quot;)" office:value-type="string" office:string-value="INSERT INTO bolcsessegek (bolcsesseg, forras_id) values(&quot;A fájdalom elkerülhetetlen. A szenvedés választás dolga.&quot;,4);" calcext:value-type="string">
            <text:p>INSERT INTO bolcsessegek (bolcsesseg, forras_id) values("A fájdalom elkerülhetetlen. A szenvedés választás dolga.",4);</text:p>
          </table:table-cell>
        </table:table-row>
        <table:table-row table:style-name="ro2">
          <table:table-cell office:value-type="string" calcext:value-type="string">
            <text:p>Más előnyén gondolkozol, s sajátoddá válik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61];&quot;&quot;&quot;&quot;;&quot;,&quot;; [.B61];&quot;);&quot;)" office:value-type="string" office:string-value="INSERT INTO bolcsessegek (bolcsesseg, forras_id) values(&quot;Más előnyén gondolkozol, s sajátoddá válik.&quot;,7);" calcext:value-type="string">
            <text:p>INSERT INTO bolcsessegek (bolcsesseg, forras_id) values("Más előnyén gondolkozol, s sajátoddá válik.",7);</text:p>
          </table:table-cell>
        </table:table-row>
        <table:table-row table:style-name="ro2">
          <table:table-cell office:value-type="string" calcext:value-type="string">
            <text:p>Ki tudja, melyik jön előbb: a következő élet vagy a holnapi nap.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CONCATENATE([.$D$1];&quot;&quot;&quot;&quot;;[.A62];&quot;&quot;&quot;&quot;;&quot;,&quot;; [.B62];&quot;);&quot;)" office:value-type="string" office:string-value="INSERT INTO bolcsessegek (bolcsesseg, forras_id) values(&quot;Ki tudja, melyik jön előbb: a következő élet vagy a holnapi nap.&quot;,11);" calcext:value-type="string">
            <text:p>INSERT INTO bolcsessegek (bolcsesseg, forras_id) values("Ki tudja, melyik jön előbb: a következő élet vagy a holnapi nap.",11);</text:p>
          </table:table-cell>
        </table:table-row>
        <table:table-row table:style-name="ro2">
          <table:table-cell office:value-type="string" calcext:value-type="string">
            <text:p>Hasonlítsd össze magad a jobbal és elégedetlen vagy, de hasonlítsd össze magad a legrosszabbal és máris több vagy az elégnél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63];&quot;&quot;&quot;&quot;;&quot;,&quot;; [.B63];&quot;);&quot;)" office:value-type="string" office:string-value="INSERT INTO bolcsessegek (bolcsesseg, forras_id) values(&quot;Hasonlítsd össze magad a jobbal és elégedetlen vagy, de hasonlítsd össze magad a legrosszabbal és máris több vagy az elégnél.&quot;,7);" calcext:value-type="string">
            <text:p>INSERT INTO bolcsessegek (bolcsesseg, forras_id) values("Hasonlítsd össze magad a jobbal és elégedetlen vagy, de hasonlítsd össze magad a legrosszabbal és máris több vagy az elégnél.",7);</text:p>
          </table:table-cell>
        </table:table-row>
        <table:table-row table:style-name="ro2">
          <table:table-cell office:value-type="string" calcext:value-type="string">
            <text:p>A megtestesült lélek elállhat az érzéki örömöktől, ám az érzékek tárgyai utáni vágy megmarad. Ha azonban egy felsőbbrendű ízt tapasztalva hagy fel az érzéki élvezettel, tudata rendíthetetlenné válik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64];&quot;&quot;&quot;&quot;;&quot;,&quot;; [.B64];&quot;);&quot;)" office:value-type="string" office:string-value="INSERT INTO bolcsessegek (bolcsesseg, forras_id) values(&quot;A megtestesült lélek elállhat az érzéki örömöktől, ám az érzékek tárgyai utáni vágy megmarad. Ha azonban egy felsőbbrendű ízt tapasztalva hagy fel az érzéki élvezettel, tudata rendíthetetlenné válik.&quot;,1);" calcext:value-type="string">
            <text:p>INSERT INTO bolcsessegek (bolcsesseg, forras_id) values("A megtestesült lélek elállhat az érzéki örömöktől, ám az érzékek tárgyai utáni vágy megmarad. Ha azonban egy felsőbbrendű ízt tapasztalva hagy fel az érzéki élvezettel, tudata rendíthetetlenné válik.",1);</text:p>
          </table:table-cell>
        </table:table-row>
        <table:table-row table:style-name="ro2">
          <table:table-cell office:value-type="string" calcext:value-type="string">
            <text:p>Voltam gyerek, de a gyerekkori test már nincs többé. Most másféle testem van. Mi nehéz annak megértésében, hogy amikor ez a test már nem lesz többé, akkor elfogadok egy másik testet?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65];&quot;&quot;&quot;&quot;;&quot;,&quot;; [.B65];&quot;);&quot;)" office:value-type="string" office:string-value="INSERT INTO bolcsessegek (bolcsesseg, forras_id) values(&quot;Voltam gyerek, de a gyerekkori test már nincs többé. Most másféle testem van. Mi nehéz annak megértésében, hogy amikor ez a test már nem lesz többé, akkor elfogadok egy másik testet?&quot;,14);" calcext:value-type="string">
            <text:p>INSERT INTO bolcsessegek (bolcsesseg, forras_id) values("Voltam gyerek, de a gyerekkori test már nincs többé. Most másféle testem van. Mi nehéz annak megértésében, hogy amikor ez a test már nem lesz többé, akkor elfogadok egy másik testet?",14);</text:p>
          </table:table-cell>
        </table:table-row>
        <table:table-row table:style-name="ro2">
          <table:table-cell office:value-type="string" calcext:value-type="string">
            <text:p>Amíg az ember bűnös, nem értheti meg Istent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66];&quot;&quot;&quot;&quot;;&quot;,&quot;; [.B66];&quot;);&quot;)" office:value-type="string" office:string-value="INSERT INTO bolcsessegek (bolcsesseg, forras_id) values(&quot;Amíg az ember bűnös, nem értheti meg Istent.&quot;,14);" calcext:value-type="string">
            <text:p>INSERT INTO bolcsessegek (bolcsesseg, forras_id) values("Amíg az ember bűnös, nem értheti meg Istent.",14);</text:p>
          </table:table-cell>
        </table:table-row>
        <table:table-row table:style-name="ro2">
          <table:table-cell office:value-type="string" calcext:value-type="string">
            <text:p>A kialakult betegséget kezelni olyan, mintha az ember akkor kezdene kutat építeni, amikor már megszomjazott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67];&quot;&quot;&quot;&quot;;&quot;,&quot;; [.B67];&quot;);&quot;)" office:value-type="string" office:string-value="INSERT INTO bolcsessegek (bolcsesseg, forras_id) values(&quot;A kialakult betegséget kezelni olyan, mintha az ember akkor kezdene kutat építeni, amikor már megszomjazott.&quot;,7);" calcext:value-type="string">
            <text:p>INSERT INTO bolcsessegek (bolcsesseg, forras_id) values("A kialakult betegséget kezelni olyan, mintha az ember akkor kezdene kutat építeni, amikor már megszomjazott.",7);</text:p>
          </table:table-cell>
        </table:table-row>
        <table:table-row table:style-name="ro2">
          <table:table-cell office:value-type="string" calcext:value-type="string">
            <text:p>Ha kicsi a helyed, kölcsönözz látványt a szomszédságból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68];&quot;&quot;&quot;&quot;;&quot;,&quot;; [.B68];&quot;);&quot;)" office:value-type="string" office:string-value="INSERT INTO bolcsessegek (bolcsesseg, forras_id) values(&quot;Ha kicsi a helyed, kölcsönözz látványt a szomszédságból.&quot;,2);" calcext:value-type="string">
            <text:p>INSERT INTO bolcsessegek (bolcsesseg, forras_id) values("Ha kicsi a helyed, kölcsönözz látványt a szomszédságból.",2);</text:p>
          </table:table-cell>
        </table:table-row>
        <table:table-row table:style-name="ro2">
          <table:table-cell office:value-type="string" calcext:value-type="string">
            <text:p>Ameddig az ember ereje teljében van, elfelejtkezik a halál meztelen igazságáról, amellyel találkoznia kell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69];&quot;&quot;&quot;&quot;;&quot;,&quot;; [.B69];&quot;);&quot;)" office:value-type="string" office:string-value="INSERT INTO bolcsessegek (bolcsesseg, forras_id) values(&quot;Ameddig az ember ereje teljében van, elfelejtkezik a halál meztelen igazságáról, amellyel találkoznia kell.&quot;,14);" calcext:value-type="string">
            <text:p>INSERT INTO bolcsessegek (bolcsesseg, forras_id) values("Ameddig az ember ereje teljében van, elfelejtkezik a halál meztelen igazságáról, amellyel találkoznia kell.",14);</text:p>
          </table:table-cell>
        </table:table-row>
        <table:table-row table:style-name="ro2">
          <table:table-cell office:value-type="string" calcext:value-type="string">
            <text:p>Igaz, az ember nem felel felbukkanó vágyaiért, gondolataiért. Olyanok ezek, mint egy átsuhanó madárraj a ház felett. De ha a madarak fészket is vernek az eresz alatt, ott élnek, szaporodnak, azért már az ember is felel. Mert beleegyezett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70];&quot;&quot;&quot;&quot;;&quot;,&quot;; [.B70];&quot;);&quot;)" office:value-type="string" office:string-value="INSERT INTO bolcsessegek (bolcsesseg, forras_id) values(&quot;Igaz, az ember nem felel felbukkanó vágyaiért, gondolataiért. Olyanok ezek, mint egy átsuhanó madárraj a ház felett. De ha a madarak fészket is vernek az eresz alatt, ott élnek, szaporodnak, azért már az ember is felel. Mert beleegyezett.&quot;,7);" calcext:value-type="string">
            <text:p>INSERT INTO bolcsessegek (bolcsesseg, forras_id) values("Igaz, az ember nem felel felbukkanó vágyaiért, gondolataiért. Olyanok ezek, mint egy átsuhanó madárraj a ház felett. De ha a madarak fészket is vernek az eresz alatt, ott élnek, szaporodnak, azért már az ember is felel. Mert beleegyezett.",7);</text:p>
          </table:table-cell>
        </table:table-row>
        <table:table-row table:style-name="ro2">
          <table:table-cell office:value-type="string" calcext:value-type="string">
            <text:p>Annak, aki vár, az idő minden ajtót kinyit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71];&quot;&quot;&quot;&quot;;&quot;,&quot;; [.B71];&quot;);&quot;)" office:value-type="string" office:string-value="INSERT INTO bolcsessegek (bolcsesseg, forras_id) values(&quot;Annak, aki vár, az idő minden ajtót kinyit.&quot;,7);" calcext:value-type="string">
            <text:p>INSERT INTO bolcsessegek (bolcsesseg, forras_id) values("Annak, aki vár, az idő minden ajtót kinyit.",7);</text:p>
          </table:table-cell>
        </table:table-row>
        <table:table-row table:style-name="ro2">
          <table:table-cell office:value-type="string" calcext:value-type="string">
            <text:p>Akit megmart a kígyó, kerülje a magas füvet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72];&quot;&quot;&quot;&quot;;&quot;,&quot;; [.B72];&quot;);&quot;)" office:value-type="string" office:string-value="INSERT INTO bolcsessegek (bolcsesseg, forras_id) values(&quot;Akit megmart a kígyó, kerülje a magas füvet.&quot;,2);" calcext:value-type="string">
            <text:p>INSERT INTO bolcsessegek (bolcsesseg, forras_id) values("Akit megmart a kígyó, kerülje a magas füvet.",2);</text:p>
          </table:table-cell>
        </table:table-row>
        <table:table-row table:style-name="ro3">
          <table:table-cell office:value-type="string" calcext:value-type="string">
            <text:p>Isten benne lakik minden emberben, de nem lakik minden ember Istenben. Ezért szenvednek!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CONCATENATE([.$D$1];&quot;&quot;&quot;&quot;;[.A73];&quot;&quot;&quot;&quot;;&quot;,&quot;; [.B73];&quot;);&quot;)" office:value-type="string" office:string-value="INSERT INTO bolcsessegek (bolcsesseg, forras_id) values(&quot;Isten benne lakik minden emberben, de nem lakik minden ember Istenben. Ezért szenvednek!&quot;,13);" calcext:value-type="string">
            <text:p>INSERT INTO bolcsessegek (bolcsesseg, forras_id) values("Isten benne lakik minden emberben, de nem lakik minden ember Istenben. Ezért szenvednek!",13);</text:p>
          </table:table-cell>
        </table:table-row>
        <table:table-row table:style-name="ro2">
          <table:table-cell office:value-type="string" calcext:value-type="string">
            <text:p>Ha tudatában vagyunk az elmúlásnak, ugyanakkor számításba tudjuk venni az emberi létben rejlő hatalmas lehetőségeket, sürgető érzés tölt el bennünket.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CONCATENATE([.$D$1];&quot;&quot;&quot;&quot;;[.A74];&quot;&quot;&quot;&quot;;&quot;,&quot;; [.B74];&quot;);&quot;)" office:value-type="string" office:string-value="INSERT INTO bolcsessegek (bolcsesseg, forras_id) values(&quot;Ha tudatában vagyunk az elmúlásnak, ugyanakkor számításba tudjuk venni az emberi létben rejlő hatalmas lehetőségeket, sürgető érzés tölt el bennünket.&quot;,15);" calcext:value-type="string">
            <text:p>INSERT INTO bolcsessegek (bolcsesseg, forras_id) values("Ha tudatában vagyunk az elmúlásnak, ugyanakkor számításba tudjuk venni az emberi létben rejlő hatalmas lehetőségeket, sürgető érzés tölt el bennünket.",15);</text:p>
          </table:table-cell>
        </table:table-row>
        <table:table-row table:style-name="ro2">
          <table:table-cell office:value-type="string" calcext:value-type="string">
            <text:p>Jól kérdezni annyi, mint sokat tudni.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CONCATENATE([.$D$1];&quot;&quot;&quot;&quot;;[.A75];&quot;&quot;&quot;&quot;;&quot;,&quot;; [.B75];&quot;);&quot;)" office:value-type="string" office:string-value="INSERT INTO bolcsessegek (bolcsesseg, forras_id) values(&quot;Jól kérdezni annyi, mint sokat tudni.&quot;,5);" calcext:value-type="string">
            <text:p>INSERT INTO bolcsessegek (bolcsesseg, forras_id) values("Jól kérdezni annyi, mint sokat tudni.",5);</text:p>
          </table:table-cell>
        </table:table-row>
        <table:table-row table:style-name="ro2">
          <table:table-cell office:value-type="string" calcext:value-type="string">
            <text:p>Egy nincstelen is lehet materialista, és egy gazdag is lehet nagyon lelki.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formula="of:=CONCATENATE([.$D$1];&quot;&quot;&quot;&quot;;[.A76];&quot;&quot;&quot;&quot;;&quot;,&quot;; [.B76];&quot;);&quot;)" office:value-type="string" office:string-value="INSERT INTO bolcsessegek (bolcsesseg, forras_id) values(&quot;Egy nincstelen is lehet materialista, és egy gazdag is lehet nagyon lelki.&quot;,14);" calcext:value-type="string">
            <text:p>INSERT INTO bolcsessegek (bolcsesseg, forras_id) values("Egy nincstelen is lehet materialista, és egy gazdag is lehet nagyon lelki.",14);</text:p>
          </table:table-cell>
        </table:table-row>
        <table:table-row table:style-name="ro2">
          <table:table-cell office:value-type="string" calcext:value-type="string">
            <text:p>Hogy megértsd szüleid szeretetét, nevelj saját gyerekeket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77];&quot;&quot;&quot;&quot;;&quot;,&quot;; [.B77];&quot;);&quot;)" office:value-type="string" office:string-value="INSERT INTO bolcsessegek (bolcsesseg, forras_id) values(&quot;Hogy megértsd szüleid szeretetét, nevelj saját gyerekeket.&quot;,7);" calcext:value-type="string">
            <text:p>INSERT INTO bolcsessegek (bolcsesseg, forras_id) values("Hogy megértsd szüleid szeretetét, nevelj saját gyerekeket.",7);</text:p>
          </table:table-cell>
        </table:table-row>
        <table:table-row table:style-name="ro2">
          <table:table-cell office:value-type="string" calcext:value-type="string">
            <text:p>Sem a legmagasabb lényben való hit, sem annak tagadása, hanem csak a helyes létre való törekvésünk és a magunk által kivívott szellemi fejlődés vezethet a megszabaduláshoz.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CONCATENATE([.$D$1];&quot;&quot;&quot;&quot;;[.A78];&quot;&quot;&quot;&quot;;&quot;,&quot;; [.B78];&quot;);&quot;)" office:value-type="string" office:string-value="INSERT INTO bolcsessegek (bolcsesseg, forras_id) values(&quot;Sem a legmagasabb lényben való hit, sem annak tagadása, hanem csak a helyes létre való törekvésünk és a magunk által kivívott szellemi fejlődés vezethet a megszabaduláshoz.&quot;,4);" calcext:value-type="string">
            <text:p>INSERT INTO bolcsessegek (bolcsesseg, forras_id) values("Sem a legmagasabb lényben való hit, sem annak tagadása, hanem csak a helyes létre való törekvésünk és a magunk által kivívott szellemi fejlődés vezethet a megszabaduláshoz.",4);</text:p>
          </table:table-cell>
        </table:table-row>
        <table:table-row table:style-name="ro2">
          <table:table-cell office:value-type="string" calcext:value-type="string">
            <text:p>Ha meg akarod ismerni a múltadat, – vizsgáld meg a jelenlegi körülményeidet. Ha tudni akarod a jövődet, figyeld meg a jelenlegi cselekedeteidet!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79];&quot;&quot;&quot;&quot;;&quot;,&quot;; [.B79];&quot;);&quot;)" office:value-type="string" office:string-value="INSERT INTO bolcsessegek (bolcsesseg, forras_id) values(&quot;Ha meg akarod ismerni a múltadat, – vizsgáld meg a jelenlegi körülményeidet. Ha tudni akarod a jövődet, figyeld meg a jelenlegi cselekedeteidet!&quot;,7);" calcext:value-type="string">
            <text:p>INSERT INTO bolcsessegek (bolcsesseg, forras_id) values("Ha meg akarod ismerni a múltadat, – vizsgáld meg a jelenlegi körülményeidet. Ha tudni akarod a jövődet, figyeld meg a jelenlegi cselekedeteidet!",7);</text:p>
          </table:table-cell>
        </table:table-row>
        <table:table-row table:style-name="ro2">
          <table:table-cell office:value-type="string" calcext:value-type="string">
            <text:p>Jobb a saját ruhát megfoltozni, mint újat kérni kölcsön.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CONCATENATE([.$D$1];&quot;&quot;&quot;&quot;;[.A80];&quot;&quot;&quot;&quot;;&quot;,&quot;; [.B80];&quot;);&quot;)" office:value-type="string" office:string-value="INSERT INTO bolcsessegek (bolcsesseg, forras_id) values(&quot;Jobb a saját ruhát megfoltozni, mint újat kérni kölcsön.&quot;,7);" calcext:value-type="string">
            <text:p>INSERT INTO bolcsessegek (bolcsesseg, forras_id) values("Jobb a saját ruhát megfoltozni, mint újat kérni kölcsön.",7);</text:p>
          </table:table-cell>
        </table:table-row>
        <table:table-row table:style-name="ro2">
          <table:table-cell office:value-type="string" calcext:value-type="string">
            <text:p>A szavak nem tudják kifejezni a jóga teljes értékét. Meg kell tapasztalni.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table:formula="of:=CONCATENATE([.$D$1];&quot;&quot;&quot;&quot;;[.A81];&quot;&quot;&quot;&quot;;&quot;,&quot;; [.B81];&quot;);&quot;)" office:value-type="string" office:string-value="INSERT INTO bolcsessegek (bolcsesseg, forras_id) values(&quot;A szavak nem tudják kifejezni a jóga teljes értékét. Meg kell tapasztalni.&quot;,17);" calcext:value-type="string">
            <text:p>INSERT INTO bolcsessegek (bolcsesseg, forras_id) values("A szavak nem tudják kifejezni a jóga teljes értékét. Meg kell tapasztalni.",17);</text:p>
          </table:table-cell>
        </table:table-row>
        <table:table-row table:style-name="ro2">
          <table:table-cell office:value-type="string" calcext:value-type="string">
            <text:p>Az emberben az érzékek tárgyain elmélkedve ragaszkodás ébred azok iránt. E ragaszkodásból kéj támad, a kéj pedig dühöt szül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82];&quot;&quot;&quot;&quot;;&quot;,&quot;; [.B82];&quot;);&quot;)" office:value-type="string" office:string-value="INSERT INTO bolcsessegek (bolcsesseg, forras_id) values(&quot;Az emberben az érzékek tárgyain elmélkedve ragaszkodás ébred azok iránt. E ragaszkodásból kéj támad, a kéj pedig dühöt szül.&quot;,1);" calcext:value-type="string">
            <text:p>INSERT INTO bolcsessegek (bolcsesseg, forras_id) values("Az emberben az érzékek tárgyain elmélkedve ragaszkodás ébred azok iránt. E ragaszkodásból kéj támad, a kéj pedig dühöt szül.",1);</text:p>
          </table:table-cell>
        </table:table-row>
        <table:table-row table:style-name="ro1">
          <table:table-cell office:value-type="string" calcext:value-type="string">
            <text:p>A hamis ego által megtévesztett szellemi lélek önmagát hiszi a tettek végrehajtójának, pedig valójában az anyagi természet három kötőereje végzi azokat.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NCATENATE([.$D$1];&quot;&quot;&quot;&quot;;[.A83];&quot;&quot;&quot;&quot;;&quot;,&quot;; [.B83];&quot;);&quot;)" office:value-type="string" office:string-value="INSERT INTO bolcsessegek (bolcsesseg, forras_id) values(&quot;A hamis ego által megtévesztett szellemi lélek önmagát hiszi a tettek végrehajtójának, pedig valójában az anyagi természet három kötőereje végzi azokat.&quot;,1);" calcext:value-type="string">
            <text:p>INSERT INTO bolcsessegek (bolcsesseg, forras_id) values("A hamis ego által megtévesztett szellemi lélek önmagát hiszi a tettek végrehajtójának, pedig valójában az anyagi természet három kötőereje végzi azokat.",1);</text:p>
          </table:table-cell>
        </table:table-row>
        <table:table-row table:style-name="ro2">
          <table:table-cell office:value-type="string" calcext:value-type="string">
            <text:p>Tanulni gondolkodás nélkül sötétséget, gondolkodni tanulás nélkül veszélyt jelent.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NCATENATE([.$D$1];&quot;&quot;&quot;&quot;;[.A84];&quot;&quot;&quot;&quot;;&quot;,&quot;; [.B84];&quot;);&quot;)" office:value-type="string" office:string-value="INSERT INTO bolcsessegek (bolcsesseg, forras_id) values(&quot;Tanulni gondolkodás nélkül sötétséget, gondolkodni tanulás nélkül veszélyt jelent.&quot;,2);" calcext:value-type="string">
            <text:p>INSERT INTO bolcsessegek (bolcsesseg, forras_id) values("Tanulni gondolkodás nélkül sötétséget, gondolkodni tanulás nélkül veszélyt jelent.",2);</text:p>
          </table:table-cell>
        </table:table-row>
        <table:table-row table:style-name="ro2">
          <table:table-cell office:value-type="string" calcext:value-type="string">
            <text:p>A sárkány a széllel szemben, és nem a szél irányában emelkedik a magasba!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$D$1];&quot;&quot;&quot;&quot;;[.A85];&quot;&quot;&quot;&quot;;&quot;,&quot;; [.B85];&quot;);&quot;)" office:value-type="string" office:string-value="INSERT INTO bolcsessegek (bolcsesseg, forras_id) values(&quot;A sárkány a széllel szemben, és nem a szél irányában emelkedik a magasba!&quot;,7);" calcext:value-type="string">
            <text:p>INSERT INTO bolcsessegek (bolcsesseg, forras_id) values("A sárkány a széllel szemben, és nem a szél irányában emelkedik a magasba!",7);</text:p>
          </table:table-cell>
        </table:table-row>
        <table:table-row table:style-name="ro2" table:number-rows-repeated="104848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DBver9.A2:DBver9.C8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00.00.00</text:date>, <text:time style:data-style-name="N2" text:time-value="0000-00-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rd </meta:initial-creator>
    <meta:creation-date>2013-11-21T13:17:53.960867563</meta:creation-date>
    <dc:date>2013-12-19T19:09:05.940653385</dc:date>
    <dc:creator>rrd </dc:creator>
    <meta:editing-duration>PT4H33M36S</meta:editing-duration>
    <meta:editing-cycles>14</meta:editing-cycles>
    <meta:generator>LibreOffice/4.1.3.2$Linux_x86 LibreOffice_project/410m0$Build-2</meta:generator>
    <meta:document-statistic meta:table-count="1" meta:cell-count="255" meta:object-count="0"/>
  </office:meta>
</office:document-meta>
</file>